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6B000003F0EE08934193F38C9D.png" manifest:media-type="image/png"/>
  <manifest:file-entry manifest:full-path="Pictures/100002010000075F000003F36F042DE5C76CD5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eec" officeooo:paragraph-rsid="001f5e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partnered with Kaneka.</text:p>
      <text:p text:style-name="P1"/>
      <text:p text:style-name="P1"><draw:frame draw:style-name="fr2" draw:name="Image1" text:anchor-type="char" svg:width="6.9252in" svg:height="3.6756in" draw:z-index="0"><draw:image xlink:href="Pictures/100002010000076B000003F0EE08934193F38C9D.png" xlink:type="simple" xlink:show="embed" xlink:actuate="onLoad" draw:mime-type="image/png"/></draw:frame><draw:frame draw:style-name="fr1" draw:name="Image2" text:anchor-type="char" svg:x="0.1299in" svg:y="4.4091in" svg:width="6.9252in" svg:height="3.7098in" draw:z-index="1"><draw:image xlink:href="Pictures/100002010000075F000003F36F042DE5C76CD5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8T13:23:23.217000000</meta:creation-date>
    <dc:date>2022-03-08T13:31:06.478000000</dc:date>
    <meta:editing-duration>PT7M45S</meta:editing-duration>
    <meta:editing-cycles>1</meta:editing-cycles>
    <meta:document-statistic meta:table-count="0" meta:image-count="2" meta:object-count="0" meta:page-count="1" meta:paragraph-count="1" meta:word-count="4" meta:character-count="24" meta:non-whitespace-character-count="21"/>
    <meta:generator>LibreOffice/7.1.5.2$Windows_X86_64 LibreOffice_project/85f04e9f809797b8199d13c421bd8a2b025d52b5</meta:generator>
  </office:meta>
</office:document-meta>
</file>